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aa55e" officeooo:paragraph-rsid="000aa55e" style:font-size-asian="18pt" style:font-size-complex="18pt"/>
    </style:style>
    <style:style style:name="P2" style:family="paragraph" style:parent-style-name="Standard">
      <style:text-properties fo:font-size="18pt" officeooo:rsid="000aa55e" officeooo:paragraph-rsid="000b57ae" style:font-size-asian="18pt" style:font-size-complex="18pt"/>
    </style:style>
    <style:style style:name="P3" style:family="paragraph" style:parent-style-name="Standard">
      <style:text-properties fo:font-size="18pt" officeooo:rsid="000d457b" officeooo:paragraph-rsid="000d457b" style:font-size-asian="18pt" style:font-size-complex="18pt"/>
    </style:style>
    <style:style style:name="P4" style:family="paragraph" style:parent-style-name="Standard">
      <style:text-properties officeooo:paragraph-rsid="000b57ae"/>
    </style:style>
    <style:style style:name="P5" style:family="paragraph" style:parent-style-name="Standard">
      <style:paragraph-properties fo:break-before="page"/>
      <style:text-properties fo:font-size="18pt" officeooo:rsid="000aa55e" officeooo:paragraph-rsid="000aa55e" style:font-size-asian="18pt" style:font-size-complex="18pt"/>
    </style:style>
    <style:style style:name="T1" style:family="text">
      <style:text-properties fo:font-size="18pt" officeooo:rsid="000aa55e" style:font-size-asian="18pt" style:font-size-complex="18pt"/>
    </style:style>
    <style:style style:name="T2" style:family="text">
      <style:text-properties fo:font-size="18pt" officeooo:rsid="000b57ae" style:font-size-asian="18pt" style:font-size-complex="18pt"/>
    </style:style>
    <style:style style:name="T3" style:family="text">
      <style:text-properties fo:font-size="18pt" officeooo:rsid="000dbdce" style:font-size-asian="18pt" style:font-size-complex="18pt"/>
    </style:style>
    <style:style style:name="T4" style:family="text">
      <style:text-properties officeooo:rsid="000dbdce"/>
    </style:style>
    <style:style style:name="T5" style:family="text">
      <style:text-properties officeooo:rsid="000faa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Procedimiento Recorrido (G : grafo) : Lista de vertices</text:p>
      <text:p text:style-name="P3">Var v: vertice</text:p>
      <text:p text:style-name="P3">Var vertices: Lista de vertices</text:p>
      <text:p text:style-name="P3">Var hayBucle: Bool</text:p>
      <text:p text:style-name="P3">Comienzo</text:p>
      <text:p text:style-name="P3"/>
      <text:p text:style-name="P3">hayBucle=false</text:p>
      <text:p text:style-name="P3">crearLista(vertices)</text:p>
      <text:p text:style-name="P3"/>
      <text:p text:style-name="P3"/>
      <text:p text:style-name="P3">Para cada v∈V : inicializar v como no-marcado y setBandera(v, -1)</text:p>
      <text:p text:style-name="P3">Fin Para</text:p>
      <text:p text:style-name="P3"/>
      <text:p text:style-name="P3">Para cada v∈V :</text:p>
      <text:p text:style-name="P3">Si v no-marcado entonces DFS(v, vertices, hayBucle)</text:p>
      <text:p text:style-name="P3">Fin Para</text:p>
      <text:p text:style-name="P3"/>
      <text:p text:style-name="P3">Si hayBucle es ver<text:span text:style-name="T5">d</text:span>adero</text:p>
      <text:p text:style-name="P3"><text:tab/>destruirLista(vertices)</text:p>
      <text:p text:style-name="P3"><text:tab/>retornar lista vacia </text:p>
      <text:p text:style-name="P3">Sino</text:p>
      <text:p text:style-name="P3"><text:tab/>retornar vertices</text:p>
      <text:p text:style-name="P3">Fin Si</text:p>
      <text:p text:style-name="P3"/>
      <text:p text:style-name="P3">Fin</text:p>
      <text:p text:style-name="P5"/>
      <text:p text:style-name="P1"/>
      <text:p text:style-name="P1"/>
      <text:p text:style-name="P1"/>
      <text:p text:style-name="P1">Procedimiento DFS(v: vertice, vertices : Lista de vertices, contador: int, <text:span text:style-name="T4">Var </text:span>hayBucle: Bool )</text:p>
      <text:p text:style-name="P1">Comienzo</text:p>
      <text:p text:style-name="P1"><text:tab/>marcar v</text:p>
      <text:p text:style-name="P1"/>
      <text:p text:style-name="P1"><text:tab/>prenum(v, contador) /* Asignamos a cada nodo el numero prenum */</text:p>
      <text:p text:style-name="P1"><text:tab/>contador++;</text:p>
      <text:p text:style-name="P1"/>
      <text:p text:style-name="P1"><text:tab/>Para cada w adyacente a v</text:p>
      <text:p text:style-name="P1"><text:tab/><text:tab/>si w no marcado entonces DFS(w, vertices, contador, hayBucle)</text:p>
      <text:p text:style-name="P1"><text:tab/>Fin Para</text:p>
      <text:p text:style-name="P1"><text:tab/><text:tab/>setvalorBandera(v, getValorBandera(v) + 1)</text:p>
      <text:p text:style-name="P1"/>
      <text:p text:style-name="P2"><text:tab/>Para cada w adyacente a v</text:p>
      <text:p text:style-name="P4"><text:span text:style-name="T1"><text:tab/><text:tab/></text:span><text:span text:style-name="T2">Si</text:span><text:span text:style-name="T1"> prenum(</text:span><text:span text:style-name="T2">v</text:span><text:span text:style-name="T1">) &gt; prenum(</text:span><text:span text:style-name="T2">w</text:span><text:span text:style-name="T1">) y getValorBandera(</text:span><text:span text:style-name="T2">w</text:span><text:span text:style-name="T1">) </text:span><text:span text:style-name="T3">igual a</text:span><text:span text:style-name="T1"> −1</text:span></text:p>
      <text:p text:style-name="P4"><text:span text:style-name="T1"><text:tab/>hayBucle</text:span><text:span text:style-name="T2">=true</text:span></text:p>
      <text:p text:style-name="P2"/>
      <text:p text:style-name="P2"><text:tab/>Fin Para</text:p>
      <text:p text:style-name="P1"/>
      <text:p text:style-name="P1"><text:tab/>agregarALista(v, vertices)</text:p>
      <text:p text:style-name="P1"/>
      <text:p text:style-name="P1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5:59:20.725822790</meta:creation-date>
    <dc:date>2015-09-05T17:48:56.663807720</dc:date>
    <meta:editing-duration>PT17M44S</meta:editing-duration>
    <meta:editing-cycles>4</meta:editing-cycles>
    <meta:generator>LibreOffice/4.4.4.3$Linux_X86_64 LibreOffice_project/40m0$Build-3</meta:generator>
    <meta:document-statistic meta:table-count="0" meta:image-count="0" meta:object-count="0" meta:page-count="2" meta:paragraph-count="34" meta:word-count="134" meta:character-count="876" meta:non-whitespace-character-count="757"/>
  </office:meta>
</office:document-meta>
</file>